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Lucida Grande" svg:font-family="'Lucida Grande'" style:font-pitch="variable"/>
    <style:font-face style:name="Utopia1" svg:font-family="Utopia"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Header">
      <style:text-properties fo:color="#bfbfbf"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Chapter_20_Title">
      <style:text-properties officeooo:paragraph-rsid="000ddba7"/>
    </style:style>
    <style:style style:name="P5" style:family="paragraph" style:parent-style-name="Chapter_20_Number" style:master-page-name="Standard">
      <style:paragraph-properties style:page-number="auto"/>
      <style:text-properties officeooo:paragraph-rsid="000ddba7"/>
    </style:style>
    <style:style style:name="P6" style:family="paragraph" style:parent-style-name="Num_20_List" style:list-style-name="L1"/>
    <style:style style:name="P7" style:family="paragraph" style:parent-style-name="Standard">
      <style:paragraph-properties fo:text-align="justify" style:justify-single-word="false"/>
      <style:text-properties officeooo:paragraph-rsid="000ddba7"/>
    </style:style>
    <style:style style:name="P8" style:family="paragraph" style:parent-style-name="Standard">
      <style:text-properties fo:color="#bfbfbf" style:font-name="ZapfDingbats2" fo:font-size="14pt" officeooo:paragraph-rsid="000ddba7" style:font-name-asian="ZapfDingbats2" style:font-size-asian="14pt" style:font-name-complex="ZapfDingbats2" style:font-size-complex="14pt"/>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bfbfbf" fo:font-size="8pt" style:font-size-asian="8pt" style:font-size-complex="8pt"/>
    </style:style>
    <style:style style:name="T2" style:family="text">
      <style:text-properties fo:language="en" fo:country="GB" style:font-name-asian="Calibri" style:font-size-complex="11pt" style:language-complex="ar" style:country-complex="SA"/>
    </style:style>
    <style:style style:name="T3" style:family="text">
      <style:text-properties style:use-window-font-color="true" style:font-name="Arial Narrow" fo:font-size="40pt" fo:language="en" fo:country="US" fo:font-weight="bold" style:font-name-asian="Times New Roman" style:font-size-asian="40pt" style:font-weight-asian="bold" style:font-name-complex="Arial Narrow" style:font-size-complex="24pt" style:language-complex="ar" style:country-complex="SA"/>
    </style:style>
    <style:style style:name="T4" style:family="text">
      <style:text-properties officeooo:rsid="001d896f"/>
    </style:style>
    <style:style style:name="T5" style:family="text">
      <style:text-properties officeooo:rsid="0010e3e0"/>
    </style:style>
    <style:style style:name="T6" style:family="text">
      <style:text-properties officeooo:rsid="000ddba7"/>
    </style:style>
    <style:style style:name="T7" style:family="text"/>
    <style:style style:name="T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line-through-type="none" style:text-position="0% 100%" style:font-name="Segoe UI" fo:font-size="10pt" fo:letter-spacing="normal" fo:language="en" fo:country="IN"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94365729720528" text:id="ct94365729720528">
          <text:insertion>
            <office:change-info>
              <dc:creator>Ray Lischner</dc:creator>
              <dc:date>2020-05-04T13:08: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change-start text:change-id="ct94365729720528"/>E X P L O R A T I O N <text:s/><text:span text:style-name="T4">7</text:span><text:span text:style-name="T6">4</text:span></text:p>
      <text:p text:style-name="P7"/>
      <text:p text:style-name="P8"></text:p>
      <text:p text:style-name="P4"><text:span text:style-name="T3"><office:annotation><dc:creator>Michael Thomas</dc:creator><dc:date>2020-04-13T08:49:09.010000000</dc:date><text:p text:style-name="P9"><text:span text:style-name="T8">Good clean chapter. <text:s/>The document is easy to read and understand.</text:span></text:p>
<text:p text:style-name="P9"><text:span text:style-name="T8"/></text:p>
<text:p text:style-name="P9"><text:span text:style-name="T8">I am running Windows 10 and Visual Studio 2019 16.6.0 Preview 2.1</text:span></text:p>
<text:p text:style-name="P9"><text:span text:style-name="T8"/></text:p>
<text:p text:style-name="P9"><text:span text:style-name="T8">All links in the chapter work.</text:span></text:p>
</office:annotation></text:span><text:change-end text:change-id="ct94365729720528"/><office:annotation office:name="__Annotation__15193_127453247" loext:resolved="false"><dc:creator>Michael Thomas</dc:creator><dc:date>2020-04-24T17:15:07.070000000</dc:date><text:p text:style-name="P9"><text:span text:style-name="T8">Good clean chapter. <text:s/>The document is easy to read and understand.</text:span></text:p>
<text:p text:style-name="P9"><text:span text:style-name="T8"/></text:p>
<text:p text:style-name="P9"><text:span text:style-name="T8">I am running Windows 10 and Visual Studio 2019 16.6.0 Preview 4.</text:span></text:p>
<text:p text:style-name="P9"><text:span text:style-name="T8"/></text:p>
<text:p text:style-name="P9"><text:span text:style-name="T8">All links in the chapter work.</text:span></text:p>
</office:annotation>Project 4: Calculator<office:annotation-end office:name="__Annotation__15193_127453247"/></text:p>
      <text:p text:style-name="Body_20_Text_20_First"><office:annotation office:name="__Annotation__129_1138740458" loext:resolved="false"><dc:creator>Michael Thomas</dc:creator><dc:date>2020-04-28T09:23:26.950000000</dc:date><text:p text:style-name="P9"><text:span text:style-name="T9">Very enjoyable book to review.</text:span></text:p>
<text:p text:style-name="P9"><text:span text:style-name="T9"/></text:p>
<text:p text:style-name="P9"><text:span text:style-name="T9">Thanks to all for working on this project.</text:span></text:p>
<text:p text:style-name="P9"><text:span text:style-name="T9"/></text:p>
<text:p text:style-name="P9"><text:span text:style-name="T9">No other comments on this chapter.</text:span></text:p>
</office:annotation>N<text:span text:style-name="Body_20_Text_20_First_20_Char">ow</text:span><office:annotation-end office:name="__Annotation__129_1138740458"/><text:span text:style-name="Body_20_Text_20_First_20_Char"> is the time to apply everything you have learned in this book, by writing a simple textual calculator. If you type </text:span><text:span text:style-name="Code_20_Inline">1</text:span><text:span text:style-name="Body_20_Text_20_First_20_Char"> </text:span><text:span text:style-name="Code_20_Inline"><text:span text:style-name="T2">+</text:span></text:span><text:span text:style-name="Body_20_Text_20_First_20_Char"> </text:span><text:span text:style-name="Code_20_Inline"><text:span text:style-name="T2">2</text:span></text:span><text:span text:style-name="Body_20_Text_20_First_20_Char">, for example, the calculator prints </text:span><text:span text:style-name="Code_20_Inline"><text:span text:style-name="T2">3</text:span></text:span><text:span text:style-name="Body_20_Text_20_First_20_Char">. This project can be as complicated as you wish or dare to make it. I recommend starting small and adding capability slowly and incrementally.</text:span></text:p>
      <text:list xml:id="list57116766" text:style-name="L1">
        <text:list-item>
          <text:p text:style-name="P6">Start with a simple parser to read numbers and operators. If you are familiar with a parser generator, such as Bison or Antlr, go ahead and use it. If you are feeling adventurous, try learning about Spirit, which is part of the Boost project. Spirit makes use of C++ operator overloading to implement a BNF-like syntax for writing a parser in C++ without requiring additional tools. If you don’t want to involve other tools or libraries, I recommend a simple LISP-like syntax, so you don’t spend all your time on the parser. The code on this book’s web site implements a simple, recursive-descent parser. Implement the basic arithmetic operators first: <text:span text:style-name="Code_20_Inline">+</text:span>, <text:span text:style-name="Code_20_Inline"><text:span text:style-name="T2">-</text:span></text:span>, <text:span text:style-name="Code_20_Inline"><text:span text:style-name="T2">*</text:span></text:span>, and <text:span text:style-name="Code_20_Inline"><text:span text:style-name="T2">/</text:span></text:span>. Use double for all numbers. Do something helpful when dividing by zero.</text:p>
        </text:list-item>
        <text:list-item>
          <text:p text:style-name="P6"><text:soft-page-break/>Add variables and the <text:span text:style-name="Code_20_Inline">=</text:span> operator. Initialize the calculator with some useful constants, such as <text:span text:style-name="Code_20_Inline">pi</text:span>.</text:p>
        </text:list-item>
        <text:list-item>
          <text:p text:style-name="P6">The big leap forward is not to evaluate every expression when it is typed but to create a parse tree. This requires some work on the parser, not to mention the addition of the parse-tree classes, that is, classes to represent expressions, variables, and values.</text:p>
        </text:list-item>
        <text:list-item>
          <text:p text:style-name="P6">Given variables and parse trees, it is a smaller step to define functions and call user-defined functions.</text:p>
        </text:list-item>
        <text:list-item>
          <text:p text:style-name="P6">Finally, add the ability to save functions to a file, and load them from a file. Now you can create libraries of useful functions.</text:p>
        </text:list-item>
        <text:list-item>
          <text:p text:style-name="P6">If you are truly ambitious, try supporting multiple types. Use the pimpl idiom (Exploration 65) to define a <text:span text:style-name="Code_20_Inline"><text:span text:style-name="T2">number</text:span></text:span> class and a <text:span text:style-name="Code_20_Inline">number_impl</text:span> class. Let the calculator use the <text:span text:style-name="Code_20_Inline"><text:span text:style-name="T2">number</text:span></text:span> class, which frees it from the <text:span text:style-name="Code_20_Inline"><text:span text:style-name="T2">number_impl</text:span></text:span> class. Implement derived classes for the types you want to support: integer, double, rational, etc.</text:p>
        </text:list-item>
      </text:list>
      <text:p text:style-name="Body_20_Text_20_Cont">As you can see, this kind of project can continue as long as you want it to. There will always be another feature to add. Just be sure to add features in small increments.</text:p>
      <text:p text:style-name="Body_20_Text_20_Cont">Similarly, your journey toward C++ expertise never ends. There will always be new surprises—waiting just around the corner, in the middle of your next project, with the next compiler upgrade. As I write this, the standardization committee has finished work on C++ 20 and is already working on C++ 23. After that will come the next language-revision cycle, and the next, and the next.</text:p>
      <text:p text:style-name="Body_20_Text_20_Cont">I wish you luck on your voyage, and I hope you enjoy the explorations to come.</text:p>
      <text:p text:style-name="Body_20_Text_20_Cont"/>
      <text:p text:style-name="Body_20_Text_20_Con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2" svg:font-family="ZapfDingbats" style:font-family-generic="decorative"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Lucida Grande" svg:font-family="'Lucida Grande'" style:font-pitch="variable"/>
    <style:font-face style:name="Utopia1" svg:font-family="Utopia" style:font-pitch="variable"/>
    <style:font-face style:name="ZapfDingbats1" svg:font-family="ZapfDingbats" style:font-family-generic="decorative"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1" svg:font-family="'HelveticaNeue MediumExt'" style:font-family-generic="swiss" style:font-pitch="variable"/>
    <style:font-face style:name="HelveticaNeue MediumExt" svg:font-family="'HelveticaNeue MediumExt', Cambria"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caption"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Balloon_20_Text1" style:display-name="Balloon Text1" style:family="paragraph" style:parent-style-name="Standard">
      <style:paragraph-properties fo:margin-top="0in" fo:margin-bottom="0in" loext:contextual-spacing="false" style:line-height-at-least="0.0693i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Accent_20_1" style:display-name="Colorful Grid Accent 1" style:family="paragraph" style:parent-style-name="Standard">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1" fo:font-family="Utopia" style:font-pitch="variable" fo:font-size="10pt" fo:font-style="italic" style:font-size-asian="10pt" style:font-style-asian="italic" style:font-name-complex="Utopia1" style:font-family-complex="Utopia"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text-properties style:font-name="Utopia1" fo:font-family="Utopia" style:font-pitch="variable" fo:font-size="10pt" fo:language="zxx" fo:country="none" fo:font-style="italic" style:font-size-asian="10pt" style:font-style-asian="italic" style:font-name-complex="Utopia1" style:font-family-complex="Utopia" style:font-pitch-complex="variable" style:font-style-complex="italic"/>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_20_text" style:display-name="footnote text" style:family="paragraph" style:parent-style-name="Standard">
      <style:text-properties fo:font-size="9.5pt" style:font-size-asian="9.5pt"/>
    </style:style>
    <style:style style:name="Document_20_Map1" style:display-name="Document Map1"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lorful_20_Shading_20_Accent_20_1" style:display-name="Colorful Shading Accent 1" style:family="paragraph">
      <style:paragraph-properties fo:margin-top="0in" fo:margin-bottom="0.139in" loext:contextual-spacing="false" fo:line-height="115%" fo:orphans="2" fo:widows="2" fo:hyphenation-ladder-count="no-limit"/>
      <style:text-properties style:use-window-font-color="true" style:font-name="Calibri" fo:font-family="Calibri" style:font-family-generic="swiss" style:font-pitch="variable" fo:font-size="11pt" fo:language="en" fo:country="US" style:letter-kerning="true"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annotation_20_text" style:display-name="annotation text" style:family="paragraph" style:parent-style-name="Standard">
      <style:text-properties fo:font-size="12pt" style:font-size-asian="12pt" style:font-size-complex="12pt"/>
    </style:style>
    <style:style style:name="annotation_20_subject" style:display-name="annotation subject" style:family="paragraph" style:parent-style-name="annotation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1" fo:font-family="'HelveticaNeue MediumExt'" style:font-family-generic="swiss" style:font-pitch="variable" fo:font-size="40pt" style:font-size-asian="40pt" style:font-name-complex="HelveticaNeue MediumExt1" style:font-family-complex="'HelveticaNeue MediumExt'" style:font-family-generic-complex="swiss" style:font-pitch-complex="variable"/>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in" style:type="center"/>
          <style:tab-stop style:position="6in" style:type="right"/>
        </style:tab-stops>
      </style:paragraph-properties>
    </style:style>
    <style:style style:name="WW8Num1z0" style:family="text"/>
    <style:style style:name="WW8Num1z2" style:family="text"/>
    <style:style style:name="WW8Num1z3"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WW8Num12z0" style:family="text"/>
    <style:style style:name="WW8Num12z1" style:family="text"/>
    <style:style style:name="WW8Num12z2"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style>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Default_20_Paragraph_20_Font" style:display-name="Default Paragraph Font" style:family="text"/>
    <style:style style:name="WW-Default_20_Paragraph_20_Font" style:display-name="WW-Default Paragraph Font" style:family="text"/>
    <style:style style:name="Default_20_Paragraph_20_Font1" style:display-name="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Colorful_20_Grid_20_-_20_Accent_20_1_20_Char" style:display-name="Colorful Grid - Accent 1 Char" style:family="text">
      <style:text-properties style:font-name="Utopia1" fo:font-family="Utopia" style:font-pitch="variable" fo:font-style="italic" style:font-name-asian="Calibri" style:font-family-asian="Calibri" style:font-family-generic-asian="swiss" style:font-pitch-asian="variable"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Plain_20_Table_20_4" style:display-name="Plain Table 4"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Black_20_Dingbat" style:display-name="Black Dingbat" style:family="text">
      <style:text-properties fo:color="#000000" style:font-name="ZapfDingbats" fo:font-family="ZapfDingbats, 'Zapf Dingbats'" style:font-family-generic="decorative" style:font-pitch="variable" style:font-charset="x-symbol" style:font-name-complex="ZapfDingbats" style:font-family-complex="ZapfDingbats, 'Zapf Dingbats'" style:font-family-generic-complex="decorative" style:font-pitch-complex="variable" style:font-charset-complex="x-symbol" style:font-size-complex="12pt"/>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Author_20_Char" style:display-name="FM Author Char" style:family="text">
      <style:text-properties style:font-name="HelveticaNeue MediumExt" fo:font-family="'HelveticaNeue MediumExt', Cambria" style:font-family-generic="swiss" style:font-pitch="variable" fo:font-size="16pt" style:font-size-asian="16pt" style:font-name-complex="Calibri" style:font-family-complex="Calibri" style:font-family-generic-complex="swiss" style:font-pitch-complex="variable" style:font-size-complex="12pt"/>
    </style:style>
    <style:style style:name="FM_20_Copyright_20_Char" style:display-name="FM Copyright Char" style:family="text">
      <style:text-properties style:font-name="Utopia1" fo:font-family="Utopia" style:font-pitch="variable" fo:font-size="8pt" style:font-size-asian="8pt" style:font-name-complex="Utopia1" style:font-family-complex="Utopia" style:font-pitch-complex="variable"/>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ListLabel_20_1" style:display-name="ListLabel 1" style:family="text">
      <style:text-properties style:font-name-complex="Courier New" style:font-family-complex="'Courier New'" style:font-family-generic-complex="modern"/>
    </style:style>
    <style:style style:name="endnote_20_reference" style:display-name="endnote reference" style:family="text">
      <style:text-properties style:text-position="super 58%"/>
    </style:style>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1" style:display-name="Balloon Text Char1" style:family="text">
      <style:text-properties style:font-name="Lucida Grande" fo:font-family="'Lucida Grande'" style:font-pitch="variable" fo:font-size="9pt" fo:language="en" fo:country="US" style:letter-kerning="true" style:font-size-asian="9pt" style:font-name-complex="Lucida Grande" style:font-family-complex="'Lucida Grande'" style:font-pitch-complex="variable" style:font-size-complex="9pt"/>
    </style:style>
    <style:style style:name="ListLabel_20_2" style:display-name="ListLabel 2" style:family="text">
      <style:text-properties style:font-name-complex="Courier New" style:font-family-complex="'Courier New'" style:font-family-generic-complex="modern"/>
    </style:style>
    <style:style style:name="Comment_20_Reference" style:display-name="Comment Reference" style:family="text">
      <style:text-properties fo:font-size="8pt" style:font-size-asian="8pt" style:font-size-complex="8pt"/>
    </style:style>
    <style:style style:name="Comment_20_Text_20_Char1" style:display-name="Comment Text Char1" style:family="text">
      <style:text-properties style:font-name="Calibri" fo:font-family="Calibri" style:font-family-generic="swiss" style:font-pitch="variable" style:letter-kerning="true" style:font-name-complex="Calibri" style:font-family-complex="Calibri" style:font-family-generic-complex="swiss" style:font-pitch-complex="variable"/>
    </style:style>
    <style:style style:name="Comment_20_Subject_20_Char1" style:display-name="Comment Subject Char1" style:family="text">
      <style:text-properties style:font-name="Calibri" fo:font-family="Calibri" style:font-family-generic="swiss" style:font-pitch="variable" fo:font-weight="bold" style:letter-kerning="true" style:font-weight-asian="bold" style:font-name-complex="Calibri" style:font-family-complex="Calibri" style:font-family-generic-complex="swiss" style:font-pitch-complex="variable" style:font-weight-complex="bold"/>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Page_20_Number" style:display-name="Page Number" style:family="text" style:parent-style-name="Default_20_Paragraph_20_Font"/>
    <style:style style:name="Quote_20_Char1" style:display-name="Quote Char1" style:family="text">
      <style:text-properties fo:color="#000000" style:font-name="Calibri" fo:font-family="Calibri" style:font-family-generic="swiss" style:font-pitch="variable" fo:font-size="11pt" fo:font-style="italic" style:font-name-asian="Calibri" style:font-family-asian="Calibri" style:font-family-generic-asian="swiss" style:font-pitch-asian="variable" style:font-size-asian="11pt" style:font-style-asian="italic" style:font-name-complex="Times New Roman" style:font-family-complex="'Times New Roman'" style:font-family-generic-complex="roman" style:font-pitch-complex="variable" style:font-size-complex="11pt" style:font-style-complex="italic"/>
    </style:style>
    <style:style style:name="Body_20_Text_20_Char1" style:display-name="Body Text Char1" style:family="text">
      <style:text-properties style:font-name="Arial" fo:font-family="Arial" style:font-family-generic="swiss" style:font-pitch="variable" fo:font-size="9pt" style:font-name-asian="Calibri" style:font-family-asian="Calibri" style:font-family-generic-asian="swiss" style:font-pitch-asian="variable" style:font-size-asian="9pt" style:font-name-complex="Arial" style:font-family-complex="Arial" style:font-family-generic-complex="swiss" style:font-pitch-complex="variable" style:font-size-complex="11pt"/>
    </style:style>
    <style:style style:name="WW8Num1z1"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Default_20_Paragraph_20_Font1" style:display-name="WW-Default Paragraph Font1" style:family="text"/>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7in" fo:text-indent="-0.25in" fo:margin-left="1.7in"/>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3.2in" fo:text-indent="-0.25in" fo:margin-left="3.2in"/>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7in" fo:text-indent="-0.25in" fo:margin-left="4.7in"/>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Header">
      <style:text-properties fo:color="#bfbfbf" fo:font-size="8pt" style:font-size-asian="8pt" style:font-size-complex="8pt"/>
    </style:style>
    <style:style style:name="MP3" style:family="paragraph" style:parent-style-name="Footer">
      <style:paragraph-properties fo:text-align="end" style:justify-single-word="false"/>
    </style:style>
    <style:style style:name="MT1" style:family="text">
      <style:text-properties fo:color="#bfbfbf" fo:font-size="8pt" style:font-size-asian="8pt" style:font-size-complex="8pt"/>
    </style:style>
    <style:style style:name="MT2" style:family="text"/>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80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Error: Reference source not found</text:bookmark-ref></text:span><text:span text:style-name="MT1"><text:s/></text:span><text:span text:style-name="Gray_20_Dingbat"></text:span><text:span text:style-name="MT1"> </text:span><text:span text:style-name="MT1"><text:bookmark-ref text:reference-format="text" text:ref-name="Ref_Title">Error: Reference source not found</text:bookmark-ref></text:span></text:p>
        <text:p text:style-name="MP1"/>
        <text:p text:style-name="MP1"/>
      </style:header>
      <style:header-left>
        <text:p text:style-name="MP2"/>
        <text:p text:style-name="Header"/>
      </style:header-left>
      <style:footer>
        <text:p text:style-name="MP3"><text:span text:style-name="page_20_number"><text:page-number text:select-page="current">0</text:page-number></text:span></text:p>
        <text:p text:style-name="MP3"/>
        <text:p text:style-name="MP3"/>
      </style:footer>
      <style:footer-left>
        <text:p text:style-name="Footer"><text:span text:style-name="page_20_number"><text:page-number text:select-page="current">0</text:page-number></text:span></text:p>
        <text:p text:style-name="Footer"/>
        <text:p text:style-name="Footer"/>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Ray Lischner</meta:initial-creator>
    <meta:creation-date>2013-11-21T06:26:00</meta:creation-date>
    <dc:creator>Ray Lischner</dc:creator>
    <dc:date>2020-05-04T13:08:11.206164093</dc:date>
    <meta:print-date>2113-01-01T00:00:00</meta:print-date>
    <meta:editing-cycles>15</meta:editing-cycles>
    <meta:editing-duration>PT19H48M51S</meta:editing-duration>
    <meta:generator>LibreOffice/6.4.2.2$Linux_X86_64 LibreOffice_project/40$Build-2</meta:generator>
    <meta:document-statistic meta:table-count="0" meta:image-count="0" meta:object-count="0" meta:page-count="2" meta:paragraph-count="16" meta:word-count="491" meta:character-count="2741" meta:non-whitespace-character-count="2276"/>
    <meta:user-defined meta:name="Chapter Number">74</meta:user-defined>
    <meta:user-defined meta:name="ContentType">Document</meta:user-defined>
  </office:meta>
</office:document-meta>
</file>